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15557568" text:id="ct1015557568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xml:id="ct1015646096" text:id="ct1015646096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xml:id="ct1015646544" text:id="ct1015646544">
          <text:insertion>
            <office:change-info>
              <dc:creator>Bob Jacobsen</dc:creator>
              <dc:date>2011-07-15T13:41:00</dc:date>
            </office:change-info>
          </text:insertion>
        </text:changed-region>
        <text:changed-region xml:id="ct1015625152" text:id="ct1015625152">
          <text:insertion>
            <office:change-info>
              <dc:creator>Bob Jacobsen</dc:creator>
              <dc:date>2011-07-15T13:40:00</dc:date>
            </office:change-info>
          </text:insertion>
        </text:changed-region>
        <text:changed-region xml:id="ct1015627200" text:id="ct1015627200">
          <text:deletion>
            <office:change-info>
              <dc:creator>Bob Jacobsen</dc:creator>
              <dc:date>2011-07-15T13:40:00</dc:date>
            </office:change-info>
            <text:p text:style-name="Standard"/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1015646640" text:id="ct1015646640">
          <text:insertion>
            <office:change-info>
              <dc:creator>Bob Jacobsen</dc:creator>
              <dc:date>2011-07-15T13:40:00</dc:date>
            </office:change-info>
          </text:insertion>
        </text:changed-region>
        <text:changed-region xml:id="ct1015646736" text:id="ct1015646736">
          <text:deletion>
            <office:change-info>
              <dc:creator>Bob Jacobsen</dc:creator>
              <dc:date>2011-07-15T13:48:00</dc:date>
            </office:change-info>
            <text:p text:style-name="Standard"><text:s/></text:p>
          </text:deletion>
        </text:changed-region>
        <text:changed-region xml:id="ct1015647248" text:id="ct1015647248">
          <text:insertion>
            <office:change-info>
              <dc:creator>Bob Jacobsen</dc:creator>
              <dc:date>2011-07-15T13:48:00</dc:date>
            </office:change-info>
          </text:insertion>
        </text:changed-region>
        <text:changed-region xml:id="ct1015647344" text:id="ct1015647344">
          <text:deletion>
            <office:change-info>
              <dc:creator>Bob Jacobsen</dc:creator>
              <dc:date>2011-07-15T13:41:00</dc:date>
            </office:change-info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77628192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h text:style-name="Heading_20_1" text:outline-level="1"/>
          </text:deletion>
        </text:changed-region>
        <text:changed-region xml:id="ct1086701536" text:id="ct1086701536">
          <text:insertion>
            <office:change-info>
              <dc:creator>Bob Jacobsen</dc:creator>
              <dc:date>2011-07-15T13:41:00</dc:date>
            </office:change-info>
          </text:insertion>
        </text:changed-region>
        <text:changed-region xml:id="ct1086605248" text:id="ct1086605248">
          <text:insertion>
            <office:change-info>
              <dc:creator>Bob Jacobsen</dc:creator>
              <dc:date>2011-07-15T13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015557568"/><text:change-start text:change-id="ct1015646096"/>Introduction</text:h>
      <text:p text:style-name="Standard">This Technical Note addresses topics of interest to people designing and implementing gateways between OpenLCB segments. <text:s/>It is not normative in any way.</text:p>
      <text:h text:style-name="Heading_20_1" text:outline-level="1">Annotations to the <text:change-end text:change-id="ct1015646096"/><text:change-start text:change-id="ct1015646544"/>Specification<text:change-end text:change-id="ct1015646544"/><text:change-start text:change-id="ct1015625152"/></text:h>
      <text:p text:style-name="Standard"><text:change-end text:change-id="ct1015625152"/><text:change text:change-id="ct1015627200"/><text:change-start text:change-id="ct1015646640"/>There <text:change-end text:change-id="ct1015646640"/><text:change text:change-id="ct1015646736"/><text:change-start text:change-id="ct1015647248"/>Technical Note is currently independent of any Specification.<text:change-end text:change-id="ct1015647248"/></text:p>
      <text:h text:style-name="Heading_20_1" text:outline-level="1"><text:change text:change-id="ct1015647344"/><text:change-start text:change-id="ct1086701536"/>General Considerations</text:h>
      <text:p text:style-name="Standard">What do you have to forward? <text:s/>What/when can you omit?</text:p>
      <text:p text:style-name="Standard">(Broadcast vs reply to request)</text:p>
      <text:p text:style-name="Standard">Initialization Complete may be a candidate for omission, particularly at startup when a lot happen at once. <text:s/>But if a gateway fails to deliver them, certain operations will be impossible e.g. contact new nodes automatically when they first come up.</text:p>
      <text:p text:style-name="Standard">Omitting PCER messages is right out; they must be delivered, because there's no way to get them to be resent.</text:p>
      <text:p text:style-name="Standard">Datagrams and streams have support build in for a temporarily failure to deliver. The protocol just has to be obeyed.</text:p>
      <text:p text:style-name="Standard">Startup and other Global Traffic</text:p>
      <text:p text:style-name="Standard">5K node analysis. <text:s/>Start up time.</text:p>
      <text:p text:style-name="Standard">MTI remap and reformatting. Size and buffering.</text:p>
      <text:p text:style-name="Standard">Speed Mismatch. Handling and reporting overruns. (Ken Cameron interested in reporting; Event-based mechanism?) This is the start of gateway-to-gateway protocols.</text:p>
      <text:h text:style-name="Heading_20_1" text:outline-level="1"><text:change-end text:change-id="ct1086701536"/><text:change-start text:change-id="ct1086605248"/>CAN-specific Considerations</text:h>
      <text:p text:style-name="Standard">Use of alias pools. Alias reuse.</text:p>
      <text:p text:style-name="Standard">Alias allocation time for large pools.</text:p>
      <text:p text:style-name="Standard">Datagram and Stream rebuffering.</text:p>
      <text:p text:style-name="Standard"/>
      <text:p text:style-name="Standard"><text:change-end text:change-id="ct1086605248"/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Introduction<text:tab/>1</text:p>
          <text:p text:style-name="P11"><text:s/>2 Annotations to the Specification<text:tab/>1</text:p>
          <text:p text:style-name="P11"><text:s/>3 General Considerations<text:tab/>1</text:p>
          <text:p text:style-name="P11"><text:s/>4 CAN-specific Considerations<text:tab/>1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086803776" text:id="ct108680377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086803904" text:id="ct108680390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086803776"/><text:change-start text:change-id="ct1086803904"/>OpenLCB-CAN Praesent Gravida Standard or Technical Note<text:change-end text:change-id="ct1086803904"/></text:p>
      </style:header>
      <style:footer>
        <text:tracked-changes>
          <text:changed-region xml:id="ct1086806224" text:id="ct108680622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1136752864" text:id="ct1136752864">
            <text:insertion>
              <office:change-info>
                <dc:creator>Bob Jacobsen</dc:creator>
                <dc:date>2011-07-23T20:08:00</dc:date>
              </office:change-info>
            </text:insertion>
          </text:changed-region>
        </text:tracked-changes>
        <text:p text:style-name="MP4"><text:change text:change-id="ct1086806224"/><text:change-start text:change-id="ct1136752864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136752864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08:45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86819680" text:id="ct108681968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1086823264" text:id="ct10868232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086819776" text:id="ct1086819776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xml:id="ct1086822080" text:id="ct1086822080">
            <text:deletion>
              <office:change-info>
                <dc:creator>Bob Jacobsen</dc:creator>
                <dc:date>2011-07-15T13:39:00</dc:date>
              </office:change-info>
              <text:p text:style-name="MP7">(title)</text:p>
            </text:deletion>
          </text:changed-region>
          <text:changed-region xml:id="ct1086822176" text:id="ct1086822176">
            <text:insertion>
              <office:change-info>
                <dc:creator>Bob Jacobsen</dc:creator>
                <dc:date>2011-07-15T13:39:00</dc:date>
              </office:change-info>
            </text:insertion>
          </text:changed-region>
          <text:changed-region xml:id="ct1086822272" text:id="ct108682227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1086820096" text:id="ct1086820096">
            <text:insertion>
              <office:change-info>
                <dc:creator>Bob Jacobsen</dc:creator>
                <dc:date>2010-10-14T08:38:00</dc:date>
              </office:change-info>
            </text:insertion>
          </text:changed-region>
          <text:changed-region xml:id="ct1086819968" text:id="ct108681996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1086820192" text:id="ct1086820192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86819680"/><text:change-start text:change-id="ct1086823264"/>OpenLCB <text:change-end text:change-id="ct1086823264"/><text:change-start text:change-id="ct1086819776"/>Technical Note<text:change-end text:change-id="ct108681977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86822080"/><text:change-start text:change-id="ct1086822176"/>Gateways Between OpenLCB Segments<text:change-end text:change-id="ct108682217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086822272"/><text:change-start text:change-id="ct1086820096"/><text:date style:data-style-name="N75" text:date-value="2011-07-23T20:08:45.99">Jul 23, 2011</text:date><text:change-end text:change-id="ct1086820096"/></text:p>
            </table:table-cell>
            <table:table-cell table:style-name="Table1.C1" office:value-type="string">
              <text:p text:style-name="MP7"><text:change text:change-id="ct1086819968"/><text:change-start text:change-id="ct1086820192"/>Preliminary<text:change-end text:change-id="ct1086820192"/></text:p>
            </table:table-cell>
          </table:table-row>
        </table:table>
        <text:p text:style-name="Header"/>
      </style:header>
      <style:footer>
        <text:tracked-changes>
          <text:changed-region xml:id="ct1086722112" text:id="ct1086722112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Copyright 20</text:span></text:p>
            </text:deletion>
          </text:changed-region>
          <text:changed-region xml:id="ct946957824" text:id="ct94695782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1086742656" text:id="ct1086742656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, by </text:span></text:p>
            </text:deletion>
          </text:changed-region>
          <text:changed-region xml:id="ct1015600352" text:id="ct1015600352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J. Day, D. Harris, </text:span></text:p>
            </text:deletion>
          </text:changed-region>
          <text:changed-region xml:id="ct891337376" text:id="ct891337376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B. Jacobsen</text:span></text:p>
            </text:deletion>
          </text:changed-region>
          <text:changed-region xml:id="ct1015163056" text:id="ct1015163056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and A. Shepherd<text:tab/></text:span></text:p>
            </text:deletion>
          </text:changed-region>
          <text:changed-region xml:id="ct1015620560" text:id="ct101562056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1015619584" text:id="ct1015619584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, </text:span></text:p>
            </text:deletion>
          </text:changed-region>
          <text:changed-region xml:id="ct1086815568" text:id="ct1086815568">
            <text:insertion>
              <office:change-info>
                <dc:creator>Bob Jacobsen</dc:creator>
                <dc:date>2011-07-23T20:08:00</dc:date>
              </office:change-info>
            </text:insertion>
          </text:changed-region>
          <text:changed-region xml:id="ct1015621344" text:id="ct1015621344">
            <text:insertion>
              <office:change-info>
                <dc:creator>Bob Jacobsen</dc:creator>
                <dc:date>2011-07-15T14:50:00</dc:date>
              </office:change-info>
            </text:insertion>
          </text:changed-region>
        </text:tracked-changes>
        <text:p text:style-name="MP8"><text:change text:change-id="ct1086722112"/><text:change text:change-id="ct946957824"/><text:change text:change-id="ct1086742656"/><text:change text:change-id="ct1015600352"/><text:change text:change-id="ct891337376"/><text:change text:change-id="ct1015163056"/><text:change text:change-id="ct1015620560"/><text:change text:change-id="ct1015619584"/><text:change-start text:change-id="ct108681556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086815568"/><text:change-start text:change-id="ct1015621344"/><text:span text:style-name="MT5"><text:tab/></text:span><text:change-end text:change-id="ct1015621344"/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08:45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76</meta:editing-cycles>
    <meta:editing-duration>PT12H20M20S</meta:editing-duration>
    <meta:generator>OpenOffice.org/3.3$Unix OpenOffice.org_project/330m20$Build-9567</meta:generator>
    <dc:date>2011-07-23T20:08:46</dc:date>
    <dc:creator>Bob Jacobsen</dc:creator>
    <meta:document-statistic meta:table-count="1" meta:image-count="1" meta:object-count="0" meta:page-count="2" meta:paragraph-count="53" meta:word-count="400" meta:character-count="2639"/>
    <meta:user-defined meta:name="Info 1"/>
    <meta:user-defined meta:name="Info 2"/>
    <meta:user-defined meta:name="Info 3"/>
    <meta:user-defined meta:name="Info 4"/>
  </office:meta>
</office:document-meta>
</file>